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0c6" officeooo:paragraph-rsid="000f60c6"/>
    </style:style>
    <style:style style:name="P2" style:family="paragraph" style:parent-style-name="Standard">
      <style:paragraph-properties fo:text-align="start" style:justify-single-word="false"/>
      <style:text-properties officeooo:rsid="000f60c6" officeooo:paragraph-rsid="000f60c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00d6c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2a567" officeooo:paragraph-rsid="0012a56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8294" officeooo:paragraph-rsid="0013829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8294" officeooo:paragraph-rsid="00144de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d1f5f"/>
    </style:style>
    <style:style style:name="T1" style:family="text">
      <style:text-properties officeooo:rsid="00100d6c"/>
    </style:style>
    <style:style style:name="T2" style:family="text">
      <style:text-properties officeooo:rsid="00144de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INTAH TERMINAL <text:span text:style-name="T1">LINUX</text:span></text:p>
      <text:p text:style-name="P2"/>
      <text:p text:style-name="P2"/>
      <text:list xml:id="list2701042935" text:style-name="L1">
        <text:list-item>
          <text:p text:style-name="P3">Mematikan laptop secara langsung dan perlu konfirmasi= shutdown -h now</text:p>
        </text:list-item>
        <text:list-item>
          <text:p text:style-name="P3">Mematikan laptop tanpa menampilkan konfirmasi = halt</text:p>
        </text:list-item>
        <text:list-item>
          <text:p text:style-name="P3">Mematikan semua proses yang berjalan sebelum mematikan laptop = poweroff</text:p>
        </text:list-item>
        <text:list-item>
          <text:p text:style-name="P3">Mematikan laptop secara langsung sebagai super user = sudo shutdown -h now</text:p>
        </text:list-item>
        <text:list-item>
          <text:p text:style-name="P3">Mematikan laptop dengan waktu = sudo shutdown -h 60 (1ment)</text:p>
        </text:list-item>
        <text:list-item>
          <text:p text:style-name="P3">Mematikan laptop secara paksa = sudo shutdown -f </text:p>
        </text:list-item>
        <text:list-item>
          <text:p text:style-name="P4">menghapus aplikasi = sudo apt remove (nama aplikasi)</text:p>
        </text:list-item>
        <text:list-item>
          <text:p text:style-name="P4">menghapus aplikasi dengan secara keseluruhan = sudo apt remove -r (nama aplikasi)</text:p>
        </text:list-item>
        <text:list-item>
          <text:p text:style-name="P5">menginstall paket perangkat lunak dari file.deb di sistem linux = sudo dpkg -i (nama file)</text:p>
        </text:list-item>
        <text:list-item>
          <text:p text:style-name="P6">meng<text:span text:style-name="T2">u</text:span>n<text:span text:style-name="T2">in</text:span>stall paket perangkat lunak dari file.deb di sistem linux = sudo dpkg -<text:span text:style-name="T2">r</text:span> (nama file)</text:p>
        </text:list-item>
        <text:list-item>
          <text:p text:style-name="P7">menginstall aplikasi / perangkat lunak = ./install.s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07:13:29.863610896</meta:creation-date>
    <dc:date>2023-12-19T11:36:23.955139684</dc:date>
    <meta:editing-duration>PT4H54M5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28" meta:character-count="791" meta:non-whitespace-character-count="685"/>
  </office:meta>
</office:document-meta>
</file>